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内存管理(三)</text:p>
      <text:p text:style-name="Standard"/>
      <text:p text:style-name="Standard">内存管理器</text:p>
      <text:p text:style-name="Standard"/>
      <text:p text:style-name="Standard">在前面学习共享内存的时候，我们重新实现了循环队列，两个实现的不同之处只是在于内存分配和释放上。对比一下 fifo_ring_create的实现：</text:p>
      <text:p text:style-name="Standard"/>
      <text:p text:style-name="Standard">第一种实现用malloc分配内存。</text:p>
      <text:p text:style-name="Standard"/>
      <text:p text:style-name="Standard">FifoRing* fifo_ring_create(size_t length) </text:p>
      <text:p text:style-name="Standard">{ </text:p>
      <text:p text:style-name="Standard"><text:s text:c="4"/>FifoRing* thiz = NULL; </text:p>
      <text:p text:style-name="Standard"/>
      <text:p text:style-name="Standard"><text:s text:c="4"/>return_val_if_fail(length &gt; 1, NULL); </text:p>
      <text:p text:style-name="Standard"/>
      <text:p text:style-name="Standard"><text:s text:c="4"/>thiz = (FifoRing*)malloc(sizeof(FifoRing) + length * sizeof(void*)); </text:p>
      <text:p text:style-name="Standard"/>
      <text:p text:style-name="Standard"><text:s text:c="4"/>if(thiz != NULL) </text:p>
      <text:p text:style-name="Standard"><text:s text:c="4"/>{ </text:p>
      <text:p text:style-name="Standard"><text:s text:c="8"/>thiz-&gt;r_cursor = 0; </text:p>
      <text:p text:style-name="Standard"><text:s text:c="8"/>thiz-&gt;w_cursor = 0; </text:p>
      <text:p text:style-name="Standard"><text:s text:c="8"/>thiz-&gt;length <text:s text:c="2"/>= length; </text:p>
      <text:p text:style-name="Standard"><text:s text:c="4"/>} </text:p>
      <text:p text:style-name="Standard"/>
      <text:p text:style-name="Standard"><text:s text:c="4"/>return thiz; </text:p>
      <text:p text:style-name="Standard">} </text:p>
      <text:p text:style-name="Standard"/>
      <text:p text:style-name="Standard">第二种实现用 shmem_alloc分配内存。</text:p>
      <text:p text:style-name="Standard"/>
      <text:p text:style-name="Standard">FifoRing* fifo_ring_create(size_t length) </text:p>
      <text:p text:style-name="Standard">{ </text:p>
      <text:p text:style-name="Standard"><text:s text:c="4"/>FifoRing* thiz = NULL; </text:p>
      <text:p text:style-name="Standard"/>
      <text:p text:style-name="Standard"><text:s text:c="4"/>return_val_if_fail(length &gt; 1, NULL); </text:p>
      <text:p text:style-name="Standard"/>
      <text:p text:style-name="Standard"><text:s text:c="4"/>thiz = (FifoRing*)shmem_alloc(sizeof(FifoRing) + length * sizeof(void*)); </text:p>
      <text:p text:style-name="Standard"/>
      <text:p text:style-name="Standard"><text:s text:c="4"/>if(thiz != NULL) </text:p>
      <text:p text:style-name="Standard"><text:s text:c="4"/>{ </text:p>
      <text:p text:style-name="Standard"><text:s text:c="8"/>if(thiz-&gt;inited == 0) </text:p>
      <text:p text:style-name="Standard"><text:s text:c="8"/>{ </text:p>
      <text:p text:style-name="Standard"><text:s text:c="12"/>thiz-&gt;r_cursor = 0; </text:p>
      <text:p text:style-name="Standard"><text:s text:c="12"/>thiz-&gt;w_cursor = 0; </text:p>
      <text:p text:style-name="Standard"><text:s text:c="12"/>thiz-&gt;length <text:s text:c="2"/>= length; </text:p>
      <text:p text:style-name="Standard"><text:soft-page-break/><text:s text:c="12"/>thiz-&gt;inited = 1; </text:p>
      <text:p text:style-name="Standard"><text:s text:c="8"/>} </text:p>
      <text:p text:style-name="Standard"><text:s text:c="4"/>} </text:p>
      <text:p text:style-name="Standard"/>
      <text:p text:style-name="Standard"><text:s text:c="4"/>return thiz; </text:p>
      <text:p text:style-name="Standard">}</text:p>
      <text:p text:style-name="Standard"/>
      <text:p text:style-name="Standard">只是一行代码之差，就要把整个队列重写一遍，不符合我们前面倡导的DRY(don't repeat yourself原则。这里可以看出，内存管理器有不同的实现，所以我们引入内存管理器这个接口来隔离变化。内存管理器的基本功能有：</text:p>
      <text:p text:style-name="Standard"/>
      <text:p text:style-name="Standard">o 分配内存</text:p>
      <text:p text:style-name="Standard">o 释放内存</text:p>
      <text:p text:style-name="Standard">o 扩展/缩小已经分配的内存</text:p>
      <text:p text:style-name="Standard">o 分配清零的内存</text:p>
      <text:p text:style-name="Standard"/>
      <text:p text:style-name="Standard">据此，我们定义Allocator接口如下：</text:p>
      <text:p text:style-name="Standard"/>
      <text:p text:style-name="Standard">struct <text:s/>_Allocator; </text:p>
      <text:p text:style-name="Standard">typedef struct <text:s/>_Allocator Allocator; </text:p>
      <text:p text:style-name="Standard"/>
      <text:p text:style-name="Standard">typedef void* (*AllocatorCallocFunc)(Allocator* thiz, size_t nmemb, size_t size); </text:p>
      <text:p text:style-name="Standard">typedef void* (*AllocatorAllocFunc)(Allocator* thiz, size_t size); </text:p>
      <text:p text:style-name="Standard">typedef void <text:s/>(*AllocatorFreeFunc)(Allocator* thiz, void *ptr); </text:p>
      <text:p text:style-name="Standard">typedef void* (*AllocatorReallocFunc)(Allocator* thiz, void *ptr, size_t size); </text:p>
      <text:p text:style-name="Standard">typedef void <text:s/>(*AllocatorDestroyFunc)(Allocator* thiz); </text:p>
      <text:p text:style-name="Standard"/>
      <text:p text:style-name="Standard">struct _Allocator </text:p>
      <text:p text:style-name="Standard">{ </text:p>
      <text:p text:style-name="Standard"><text:s text:c="4"/>AllocatorCallocFunc <text:s/>calloc; </text:p>
      <text:p text:style-name="Standard"><text:s text:c="4"/>AllocatorAllocFunc <text:s text:c="2"/>alloc; </text:p>
      <text:p text:style-name="Standard"><text:s text:c="4"/>AllocatorFreeFunc <text:s text:c="3"/>free; </text:p>
      <text:p text:style-name="Standard"><text:s text:c="4"/>AllocatorReallocFunc realloc; </text:p>
      <text:p text:style-name="Standard"><text:s text:c="4"/>AllocatorDestroyFunc destroy; </text:p>
      <text:p text:style-name="Standard"/>
      <text:p text:style-name="Standard"><text:s text:c="4"/>char priv[0]; </text:p>
      <text:p text:style-name="Standard">}; </text:p>
      <text:p text:style-name="Standard"><text:s/></text:p>
      <text:p text:style-name="Standard">基于malloc系统函数的实现：</text:p>
      <text:p text:style-name="Standard">static void* <text:s/>allocator_normal_calloc(Allocator* thiz, size_t nmemb, size_t size) </text:p>
      <text:p text:style-name="Standard">{ </text:p>
      <text:p text:style-name="Standard"><text:s text:c="4"/>return calloc(nmemb, size); </text:p>
      <text:p text:style-name="Standard">} </text:p>
      <text:p text:style-name="Standard">...</text:p>
      <text:p text:style-name="Standard">Allocator* allocator_normal_create(void) </text:p>
      <text:p text:style-name="Standard"><text:soft-page-break/>{ </text:p>
      <text:p text:style-name="Standard"><text:s text:c="4"/>Allocator* thiz = (Allocator*)calloc(1, sizeof(Allocator)); </text:p>
      <text:p text:style-name="Standard"/>
      <text:p text:style-name="Standard"><text:s text:c="4"/>if(thiz != NULL) </text:p>
      <text:p text:style-name="Standard"><text:s text:c="4"/>{ </text:p>
      <text:p text:style-name="Standard"><text:s text:c="8"/>thiz-&gt;calloc <text:s/>= allocator_normal_calloc; </text:p>
      <text:p text:style-name="Standard"><text:s text:c="8"/>thiz-&gt;alloc <text:s text:c="2"/>= allocator_normal_alloc; </text:p>
      <text:p text:style-name="Standard"><text:s text:c="8"/>thiz-&gt;realloc = allocator_normal_realloc; </text:p>
      <text:p text:style-name="Standard"><text:s text:c="8"/>thiz-&gt;free <text:s text:c="3"/>= allocator_normal_free; </text:p>
      <text:p text:style-name="Standard"><text:s text:c="8"/>thiz-&gt;destroy = allocator_normal_destroy; </text:p>
      <text:p text:style-name="Standard"><text:s text:c="4"/>} </text:p>
      <text:p text:style-name="Standard"/>
      <text:p text:style-name="Standard"><text:s text:c="4"/>return thiz; </text:p>
      <text:p text:style-name="Standard">} </text:p>
      <text:p text:style-name="Standard"/>
      <text:p text:style-name="Standard">这里函数与标准C函数一一对应，只需要简单包装就行了。</text:p>
      <text:p text:style-name="Standard"/>
      <text:p text:style-name="Standard">对于共享内存，通常的做法是先分配一大块内存，然后进行二次分配，此时需要编写自己的内存管理器。内存分配器是很奇特的，任何初学者都可以设计自己的内存分配器，但同时任何高手都不敢说自己能设计出最好的内存分配器。为什么内存分配器很难写好呢？因为设计好的内存分配器需要考虑很多因素： </text:p>
      <text:p text:style-name="Standard"/>
      <text:p text:style-name="Standard">o 最大化兼容性 </text:p>
      <text:p text:style-name="Standard"/>
      <text:p text:style-name="Standard">实现内存分配器时，先要定义出分配器的接口函数。接口函数没有必要标新立异，而是要遵循现有标准(如POSIX或者Win32)，让使用者可以平滑的过度到新的内存分配器上。 </text:p>
      <text:p text:style-name="Standard"/>
      <text:p text:style-name="Standard">o 最大化可移植性 </text:p>
      <text:p text:style-name="Standard"/>
      <text:p text:style-name="Standard">通常情况下，内存分配器要向OS申请内存，然后进行二次分配，这要调用OS提供的函数才行。OS提供的函数则是因平台而异，尽量抽象出平台相关的代码，才能保证内存分配器的可移植性。 </text:p>
      <text:p text:style-name="Standard"/>
      <text:p text:style-name="Standard">o 浪费最小的空间 </text:p>
      <text:p text:style-name="Standard"/>
      <text:p text:style-name="Standard">内存分配器要管理内存，必然要使用一些自己的数据结构，这些数据结构本身也要占内存空间。在用户眼中，这些内存空间毫无疑问是浪费掉了，如果浪费在内存分配器本身的内存太多，显然是不可以接受的。内存碎片也是浪费空间的罪魁祸首，内存碎片是一些不连续的小块内存，它们总量可能很大，但因为其非连续性而无法使用，这些空间在某种程度上说也是浪费的。 </text:p>
      <text:p text:style-name="Standard"/>
      <text:p text:style-name="Standard">o 最快的速度 </text:p>
      <text:p text:style-name="Standard"/>
      <text:p text:style-name="Standard"><text:soft-page-break/>内存分配/释放是常用的操作。按着2/8原则，常用函数的性能对系统的整体性能影响最大，所以内存分配器的速度越快越好。遗憾的是，最先匹配算法，最优匹配算法和最差匹配算法，谁也不能说谁更快，因为快与慢要依赖于具体的应用环境。 </text:p>
      <text:p text:style-name="Standard"/>
      <text:p text:style-name="Standard">o 最大化可调性（以适应于不同的情况） </text:p>
      <text:p text:style-name="Standard"/>
      <text:p text:style-name="Standard">内存管理算法设计的难点就在于要适应不同的情况。事实上，如果缺乏应用的上下文，是无法评估内存管理算法的好坏的，因为专用算法总是在时/空性能上有更优的表现。为每种情况都写一套内存管理算法，显然是不太合适的。我们不需要追求最优算法，那样代价太高，能达到次优就行了。设计一套通用内存管理算法，通过一些参数对它进行配置，可以让它在特定情况也有相当出色的表现，这就是可调性。 </text:p>
      <text:p text:style-name="Standard"/>
      <text:p text:style-name="Standard">o 最大化调试功能 </text:p>
      <text:p text:style-name="Standard"/>
      <text:p text:style-name="Standard">作为一个C/C++程序员，内存错误可以说是我们的噩梦，上一次的内存错误一定还让你记忆犹新。内存分配器提供的调试功能，强大易用，特别对于嵌入式环境来说，内存错误检测工具缺乏的情况下，内存分配器提供的调试功能就更不可少了。 </text:p>
      <text:p text:style-name="Standard"/>
      <text:p text:style-name="Standard">o 最大化适应性 </text:p>
      <text:p text:style-name="Standard"/>
      <text:p text:style-name="Standard">前面说了最大化可调性，以便让内存分配器适用于不同的情况。但是，对于不同情况都要去调整配置，还是有点麻烦。尽量让内存分配器适用于很广的情况，只有极少情况下才去调整配置，这就是内存分配器的适应性。 </text:p>
      <text:p text:style-name="Standard"/>
      <text:p text:style-name="Standard">设计是一个多目标优化的过程，而且有些目标之间存在着竞争。如何平衡这些竞争是设计的难点之一。在不同的情况下，这些目标的重要性是不一样的，所以根本不存在一个最好的内存分配器。换句话说，内存分配器的实现是变化的，要根据不同的应用环境而变化。</text:p>
      <text:p text:style-name="Standard"/>
      <text:p text:style-name="Standard">下面我们实现一个傻瓜型的内存管理器，按上面的标准来看，它没有什么实际的意义，但它的优点是简单，仅仅200多行代码，就展示了内存管理器的基本原理。</text:p>
      <text:p text:style-name="Standard"/>
      <text:p text:style-name="Standard">o 分配过程</text:p>
      <text:p text:style-name="Standard"/>
      <text:p text:style-name="Standard">所有空闲的内存块放在一个双向链表中，最初只有一块。分配时使用首次匹配算法，在第一个空闲块上进行分配。</text:p>
      <text:p text:style-name="Standard"/>
      <text:p text:style-name="Standard">static void* <text:s/>allocator_self_manage_alloc(Allocator* thiz, size_t size) </text:p>
      <text:p text:style-name="Standard">{ </text:p>
      <text:p text:style-name="Standard"><text:s text:c="4"/>FreeNode* iter = NULL; </text:p>
      <text:p text:style-name="Standard"><text:s text:c="4"/>size_t length = REAL_SIZE(size); </text:p>
      <text:p text:style-name="Standard"><text:s text:c="4"/>PrivInfo* priv = (PrivInfo*)thiz-&gt;priv; </text:p>
      <text:p text:style-name="Standard"/>
      <text:p text:style-name="Standard"><text:s text:c="4"/>/*查找第一个满足条件的空闲块*/ </text:p>
      <text:p text:style-name="Standard"><text:soft-page-break/><text:s text:c="4"/>for(iter = priv-&gt;free_list; iter != NULL; iter = iter-&gt;next) </text:p>
      <text:p text:style-name="Standard"><text:s text:c="4"/>{ </text:p>
      <text:p text:style-name="Standard"><text:s text:c="8"/>if(iter-&gt;length &gt; length) </text:p>
      <text:p text:style-name="Standard"><text:s text:c="8"/>{ </text:p>
      <text:p text:style-name="Standard"><text:s text:c="12"/>break; </text:p>
      <text:p text:style-name="Standard"><text:s text:c="8"/>} </text:p>
      <text:p text:style-name="Standard"><text:s text:c="4"/>} </text:p>
      <text:p text:style-name="Standard"/>
      <text:p text:style-name="Standard"><text:s text:c="4"/>return_val_if_fail(iter != NULL, NULL); </text:p>
      <text:p text:style-name="Standard"/>
      <text:p text:style-name="Standard"><text:s text:c="4"/>/*如果找到的空闲块刚好满足需求，就从空闲块链表中移出它*/ </text:p>
      <text:p text:style-name="Standard"><text:s text:c="4"/>if(iter-&gt;length &lt; (length + MIN_SIZE)) </text:p>
      <text:p text:style-name="Standard"><text:s text:c="4"/>{ </text:p>
      <text:p text:style-name="Standard"><text:s text:c="8"/>if(priv-&gt;free_list == iter) </text:p>
      <text:p text:style-name="Standard"><text:s text:c="8"/>{ </text:p>
      <text:p text:style-name="Standard"><text:s text:c="12"/>priv-&gt;free_list = iter-&gt;next; </text:p>
      <text:p text:style-name="Standard"><text:s text:c="8"/>} </text:p>
      <text:p text:style-name="Standard"/>
      <text:p text:style-name="Standard"><text:s text:c="8"/>if(iter-&gt;prev != NULL) </text:p>
      <text:p text:style-name="Standard"><text:s text:c="8"/>{ </text:p>
      <text:p text:style-name="Standard"><text:s text:c="12"/>iter-&gt;prev-&gt;next = iter-&gt;next; </text:p>
      <text:p text:style-name="Standard"><text:s text:c="8"/>} </text:p>
      <text:p text:style-name="Standard"><text:s text:c="8"/>if(iter-&gt;next != NULL) </text:p>
      <text:p text:style-name="Standard"><text:s text:c="8"/>{ </text:p>
      <text:p text:style-name="Standard"><text:s text:c="12"/>iter-&gt;next-&gt;prev = iter-&gt;prev; </text:p>
      <text:p text:style-name="Standard"><text:s text:c="8"/>} </text:p>
      <text:p text:style-name="Standard"><text:s text:c="4"/>} </text:p>
      <text:p text:style-name="Standard"><text:s text:c="4"/>else </text:p>
      <text:p text:style-name="Standard"><text:s text:c="4"/>{ </text:p>
      <text:p text:style-name="Standard"><text:s text:c="8"/>/*如果找到的空闲块比较大，就把它拆成两个块，把多余的空闲内存放回去*/ </text:p>
      <text:p text:style-name="Standard"><text:s text:c="8"/>FreeNode* new_iter = (FreeNode*)((char*)iter + length); </text:p>
      <text:p text:style-name="Standard"/>
      <text:p text:style-name="Standard"><text:s text:c="8"/>new_iter-&gt;length = iter-&gt;length - length; </text:p>
      <text:p text:style-name="Standard"><text:s text:c="8"/>new_iter-&gt;next = iter-&gt;next; </text:p>
      <text:p text:style-name="Standard"><text:s text:c="8"/>new_iter-&gt;prev = iter-&gt;prev; </text:p>
      <text:p text:style-name="Standard"/>
      <text:p text:style-name="Standard"><text:s text:c="8"/>if(iter-&gt;prev != NULL) </text:p>
      <text:p text:style-name="Standard"><text:s text:c="8"/>{ </text:p>
      <text:p text:style-name="Standard"><text:s text:c="12"/>iter-&gt;prev-&gt;next = new_iter; </text:p>
      <text:p text:style-name="Standard"><text:s text:c="8"/>} </text:p>
      <text:p text:style-name="Standard"><text:soft-page-break/><text:s text:c="8"/>if(iter-&gt;next != NULL) </text:p>
      <text:p text:style-name="Standard"><text:s text:c="8"/>{ </text:p>
      <text:p text:style-name="Standard"><text:s text:c="12"/>iter-&gt;next-&gt;prev = new_iter; </text:p>
      <text:p text:style-name="Standard"><text:s text:c="8"/>} </text:p>
      <text:p text:style-name="Standard"/>
      <text:p text:style-name="Standard"><text:s text:c="8"/>if(priv-&gt;free_list == iter) </text:p>
      <text:p text:style-name="Standard"><text:s text:c="8"/>{ </text:p>
      <text:p text:style-name="Standard"><text:s text:c="12"/>priv-&gt;free_list = new_iter; </text:p>
      <text:p text:style-name="Standard"><text:s text:c="8"/>} </text:p>
      <text:p text:style-name="Standard"><text:s text:c="8"/>iter-&gt;length = length; </text:p>
      <text:p text:style-name="Standard"><text:s text:c="4"/>} </text:p>
      <text:p text:style-name="Standard"><text:s text:c="4"/>/*返回可用的内存*/ </text:p>
      <text:p text:style-name="Standard"><text:s text:c="4"/>return (char*)iter + sizeof(size_t); </text:p>
      <text:p text:style-name="Standard">} </text:p>
      <text:p text:style-name="Standard"/>
      <text:p text:style-name="Standard">这里对空闲块的管理不占用有效内存空间，它只是强制的把空闲块转换成 FreeNode结构，这要求任何空闲块的大小都不小于sizeof(FreeNode)。</text:p>
      <text:p text:style-name="Standard"/>
      <text:p text:style-name="Standard">o 释放内存</text:p>
      <text:p text:style-name="Standard"/>
      <text:p text:style-name="Standard">释放时把内存块放回空闲链表，然后对相邻居的内存块进行合并。</text:p>
      <text:p text:style-name="Standard"/>
      <text:p text:style-name="Standard">static void <text:s text:c="2"/>allocator_self_manage_free(Allocator* thiz, void *ptr) </text:p>
      <text:p text:style-name="Standard">{ </text:p>
      <text:p text:style-name="Standard"><text:s text:c="4"/>FreeNode* iter = NULL; </text:p>
      <text:p text:style-name="Standard"><text:s text:c="4"/>FreeNode* free_iter = NULL; </text:p>
      <text:p text:style-name="Standard"><text:s text:c="4"/>PrivInfo* priv = (PrivInfo*)thiz-&gt;priv; </text:p>
      <text:p text:style-name="Standard"/>
      <text:p text:style-name="Standard"><text:s text:c="4"/>return_if_fail(ptr != NULL); </text:p>
      <text:p text:style-name="Standard"/>
      <text:p text:style-name="Standard"><text:s text:c="4"/>free_iter = (FreeNode*)((char*)ptr - sizeof(size_t)); </text:p>
      <text:p text:style-name="Standard"/>
      <text:p text:style-name="Standard"><text:s text:c="4"/>free_iter-&gt;prev = NULL; </text:p>
      <text:p text:style-name="Standard"><text:s text:c="4"/>free_iter-&gt;next = NULL; </text:p>
      <text:p text:style-name="Standard"/>
      <text:p text:style-name="Standard"><text:s text:c="4"/>if(priv-&gt;free_list == NULL) </text:p>
      <text:p text:style-name="Standard"><text:s text:c="4"/>{ </text:p>
      <text:p text:style-name="Standard"><text:s text:c="8"/>priv-&gt;free_list = free_iter; </text:p>
      <text:p text:style-name="Standard"/>
      <text:p text:style-name="Standard"><text:s text:c="8"/>return; </text:p>
      <text:p text:style-name="Standard"><text:s text:c="4"/>} </text:p>
      <text:p text:style-name="Standard"><text:s text:c="4"/>/*根据内存块地址的大小，把它插入到适当的位置。*/ </text:p>
      <text:p text:style-name="Standard"><text:soft-page-break/><text:s text:c="4"/>for(iter = priv-&gt;free_list; iter != NULL; iter = iter-&gt;next) </text:p>
      <text:p text:style-name="Standard"><text:s text:c="4"/>{ </text:p>
      <text:p text:style-name="Standard"><text:s text:c="8"/>if((size_t)iter &gt; (size_t)free_iter) </text:p>
      <text:p text:style-name="Standard"><text:s text:c="8"/>{ </text:p>
      <text:p text:style-name="Standard"><text:s text:c="12"/>free_iter-&gt;next = iter; </text:p>
      <text:p text:style-name="Standard"><text:s text:c="12"/>free_iter-&gt;prev = iter-&gt;prev; </text:p>
      <text:p text:style-name="Standard"><text:s text:c="12"/>if(iter-&gt;prev != NULL) </text:p>
      <text:p text:style-name="Standard"><text:s text:c="12"/>{ </text:p>
      <text:p text:style-name="Standard"><text:s text:c="16"/>iter-&gt;prev-&gt;next = free_iter; </text:p>
      <text:p text:style-name="Standard"><text:s text:c="12"/>} </text:p>
      <text:p text:style-name="Standard"><text:s text:c="12"/>iter-&gt;prev = free_iter; </text:p>
      <text:p text:style-name="Standard"/>
      <text:p text:style-name="Standard"><text:s text:c="12"/>if(priv-&gt;free_list == iter) </text:p>
      <text:p text:style-name="Standard"><text:s text:c="12"/>{ </text:p>
      <text:p text:style-name="Standard"><text:s text:c="16"/>priv-&gt;free_list = free_iter; </text:p>
      <text:p text:style-name="Standard"><text:s text:c="12"/>} </text:p>
      <text:p text:style-name="Standard"/>
      <text:p text:style-name="Standard"><text:s text:c="12"/>break; </text:p>
      <text:p text:style-name="Standard"><text:s text:c="8"/>} </text:p>
      <text:p text:style-name="Standard"/>
      <text:p text:style-name="Standard"><text:s text:c="8"/>if(iter-&gt;next == NULL) </text:p>
      <text:p text:style-name="Standard"><text:s text:c="8"/>{ </text:p>
      <text:p text:style-name="Standard"><text:s text:c="12"/>iter-&gt;next = free_iter; </text:p>
      <text:p text:style-name="Standard"><text:s text:c="12"/>free_iter-&gt;prev = iter; </text:p>
      <text:p text:style-name="Standard"/>
      <text:p text:style-name="Standard"><text:s text:c="12"/>break; </text:p>
      <text:p text:style-name="Standard"><text:s text:c="8"/>} </text:p>
      <text:p text:style-name="Standard"><text:s text:c="4"/>} </text:p>
      <text:p text:style-name="Standard"/>
      <text:p text:style-name="Standard"><text:s text:c="4"/>/*对相邻居的内存进行合并*/ </text:p>
      <text:p text:style-name="Standard"><text:s text:c="4"/>allocator_self_manage_merge(thiz, free_iter); </text:p>
      <text:p text:style-name="Standard"/>
      <text:p text:style-name="Standard"><text:s text:c="4"/>return; </text:p>
      <text:p text:style-name="Standard">} </text:p>
      <text:p text:style-name="Standard"/>
      <text:p text:style-name="Standard">有了Allocator接口，我们也可以通过装饰模式，为内存管理器加上越界/泄露检查等其它辅助功能。下面的Allocator是检查内存越界的装饰。</text:p>
      <text:p text:style-name="Standard"/>
      <text:p text:style-name="Standard">o 实现函数</text:p>
      <text:p text:style-name="Standard"/>
      <text:p text:style-name="Standard">static void* <text:s/>allocator_checkbo_alloc(Allocator* thiz, size_t size)</text:p>
      <text:p text:style-name="Standard">{</text:p>
      <text:p text:style-name="Standard"><text:soft-page-break/><text:s text:c="4"/>char* ptr = NULL;</text:p>
      <text:p text:style-name="Standard"><text:s text:c="4"/>size_t total = size + 3 * sizeof(void*);</text:p>
      <text:p text:style-name="Standard"><text:s text:c="4"/>PrivInfo* priv = (PrivInfo*)thiz-&gt;priv;</text:p>
      <text:p text:style-name="Standard"/>
      <text:p text:style-name="Standard"><text:s text:c="4"/>if((ptr = allocator_alloc(priv-&gt;real_allocator, total)) != NULL)</text:p>
      <text:p text:style-name="Standard"><text:s text:c="4"/>{</text:p>
      <text:p text:style-name="Standard"><text:s text:c="8"/>*(size_t*)ptr = size;</text:p>
      <text:p text:style-name="Standard"><text:s text:c="8"/>memset(ptr + sizeof(void*), BEGIN_MAGIC, sizeof(void*));</text:p>
      <text:p text:style-name="Standard"><text:s text:c="8"/>memset(ptr + 2 * sizeof(void*) + size, END_MAGIC, sizeof(void*));</text:p>
      <text:p text:style-name="Standard"><text:s text:c="4"/>}</text:p>
      <text:p text:style-name="Standard"/>
      <text:p text:style-name="Standard"><text:s text:c="4"/>return ptr + 2 * sizeof(void*);</text:p>
      <text:p text:style-name="Standard">}</text:p>
      <text:p text:style-name="Standard"/>
      <text:p text:style-name="Standard">分配内存时：多分配3 * sizeof(void*)个字节，分别用来记录内存块的长度及前后的Magic数据。然后调用实际的(即被装饰的)内存分配器分配内存，记录长度并填充Magic数据，最后返回内存指针给调用者。</text:p>
      <text:p text:style-name="Standard"/>
      <text:p text:style-name="Standard">static void <text:s text:c="2"/>allocator_checkbo_free(Allocator* thiz, void *ptr)</text:p>
      <text:p text:style-name="Standard">{</text:p>
      <text:p text:style-name="Standard"><text:s text:c="4"/>PrivInfo* priv = (PrivInfo*)thiz-&gt;priv;</text:p>
      <text:p text:style-name="Standard"/>
      <text:p text:style-name="Standard"><text:s text:c="4"/>if(ptr != NULL)</text:p>
      <text:p text:style-name="Standard"><text:s text:c="4"/>{</text:p>
      <text:p text:style-name="Standard"><text:s text:c="8"/>char magic[sizeof(void*)];</text:p>
      <text:p text:style-name="Standard"><text:s text:c="8"/>char* real_ptr = (char*)ptr - 2 * sizeof(void*);</text:p>
      <text:p text:style-name="Standard"><text:s text:c="8"/>size_t size = *(size_t*)(real_ptr);</text:p>
      <text:p text:style-name="Standard"/>
      <text:p text:style-name="Standard"><text:s text:c="8"/>memset(magic, BEGIN_MAGIC, sizeof(void*));</text:p>
      <text:p text:style-name="Standard"><text:s text:c="8"/>assert(memcmp((char*)ptr - sizeof(void*), magic, sizeof(void*)) == 0);</text:p>
      <text:p text:style-name="Standard"><text:s text:c="8"/>memset(magic, END_MAGIC, sizeof(void*));</text:p>
      <text:p text:style-name="Standard"><text:s text:c="8"/>assert(memcmp((char*)ptr + size , magic, sizeof(void*)) == 0);</text:p>
      <text:p text:style-name="Standard"/>
      <text:p text:style-name="Standard"><text:s text:c="8"/>allocator_free(priv-&gt;real_allocator, real_ptr);</text:p>
      <text:p text:style-name="Standard"><text:s text:c="4"/>}</text:p>
      <text:p text:style-name="Standard"/>
      <text:p text:style-name="Standard"><text:s text:c="4"/>return;</text:p>
      <text:p text:style-name="Standard">}</text:p>
      <text:p text:style-name="Standard"/>
      <text:p text:style-name="Standard">释放内存时：取得内存块的长度，然后检查前后的magic数据是否被修改，如果被修改则认为存在写越界的错误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lixianjing</meta:initial-creator>
    <meta:creation-date>2009-04-12T11:10:17</meta:creation-date>
    <dc:creator>lixianjing</dc:creator>
    <dc:date>2009-04-24T10:03:56</dc:date>
    <meta:editing-cycles>62</meta:editing-cycles>
    <meta:editing-duration>PT3H4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30" meta:word-count="1581" meta:character-count="7478"/>
  </office:meta>
</office:document-meta>
</file>